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 text:c="3"/></text:p>
      <text:p text:style-name="P4">I warmed down with a ½ mile in 5:00 and another ½ mile home.</text:p>
      <text:p text:style-name="P5">32.1 miles in the last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7T13:41:53.85</dc:date>
    <dc:creator>James Lombardi</dc:creator>
    <meta:editing-duration>PT1H36M30S</meta:editing-duration>
    <meta:editing-cycles>8</meta:editing-cycles>
    <meta:document-statistic meta:table-count="0" meta:image-count="0" meta:object-count="0" meta:page-count="1" meta:paragraph-count="39" meta:word-count="423" meta:character-count="2159"/>
  </office:meta>
</office:document-meta>
</file>